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67b8" officeooo:paragraph-rsid="001067b8"/>
    </style:style>
    <style:style style:name="P2" style:family="paragraph" style:parent-style-name="Standard">
      <style:paragraph-properties fo:text-align="center" style:justify-single-word="false"/>
      <style:text-properties fo:font-size="14pt" fo:font-weight="bold" officeooo:rsid="001067b8" officeooo:paragraph-rsid="001067b8" style:font-size-asian="14pt" style:font-weight-asian="bold" style:font-size-complex="14pt" style:font-weight-complex="bold"/>
    </style:style>
    <style:style style:name="P3" style:family="paragraph" style:parent-style-name="Standard">
      <style:text-properties officeooo:rsid="0010cdbe" officeooo:paragraph-rsid="0010cdbe"/>
    </style:style>
    <style:style style:name="P4" style:family="paragraph" style:parent-style-name="Standard">
      <style:text-properties officeooo:rsid="001382e7" officeooo:paragraph-rsid="001382e7"/>
    </style:style>
    <style:style style:name="T1" style:family="text">
      <style:text-properties officeooo:rsid="0010cdbe"/>
    </style:style>
    <style:style style:name="T2" style:family="text">
      <style:text-properties fo:font-style="italic" style:font-style-asian="italic" style:font-style-complex="italic"/>
    </style:style>
    <style:style style:name="T3" style:family="text">
      <style:text-properties fo:font-style="italic" officeooo:rsid="0010cdbe"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Follower Algorithm</text:p>
      <text:p text:style-name="P1"/>
      <text:p text:style-name="P1">Verifying the correctness of computer programs is a classical problem. Especially difficult are cases where the correct answer is not known. Metrics for the distance between two lattices is the particular cases we are working on. The earliest metric (V7, Andrews, Bernstein, Pelletier, 1980) is simple to verify by inspection. Other metrics are less obvious.</text:p>
      <text:p text:style-name="P1"/>
      <text:p text:style-name="P1">We <text:span text:style-name="T1">developed the </text:span><text:span text:style-name="T3">Follower Algorithm</text:span><text:span text:style-name="T1"> for testing our developing our new metric codes. The most important clue whether there is a discontinuity in the plot of the distance vs. the step. The curve should not have step discontinuities.</text:span></text:p>
      <text:p text:style-name="P1"/>
      <text:p text:style-name="P3">The simplest use of <text:span text:style-name="T2">Follower </text:span>starts with an unreduced unit cell. In the space for which we develop a metric, we draw a line from the point representing the cell to the point representing the cell’s reduced cell. Then for points along the line, compute the distance from the point to the reduced cell. (Note that the distance from original, unreduced cell to the reduced cell should be zero (since they are unit cells from the same lattice.)</text:p>
      <text:p text:style-name="P3"/>
      <text:p text:style-name="P4">A more complex use is to start with two unreduced unit cells. Draw a line from each to its reduced cell. Then for each point along the lines, compute the distance between the two curves. Experience has shown that this “Line” algorithm is a more stringent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0:34:49.624000000</meta:creation-date>
    <dc:date>2018-07-05T13:11:33.327000000</dc:date>
    <meta:editing-duration>PT1H46M10S</meta:editing-duration>
    <meta:editing-cycles>1</meta:editing-cycles>
    <meta:document-statistic meta:table-count="0" meta:image-count="0" meta:object-count="0" meta:page-count="1" meta:paragraph-count="5" meta:word-count="221" meta:character-count="1311" meta:non-whitespace-character-count="1095"/>
    <meta:generator>LibreOffice/6.0.1.1$Windows_X86_64 LibreOffice_project/60bfb1526849283ce2491346ed2aa51c465abfe6</meta:generator>
  </office:meta>
</office:document-meta>
</file>